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4.5cm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75cm" fo:min-width="1.5cm"/>
    </style:style>
    <style:style style:name="gr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10.95cm" fo:min-width="18.7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75cm" fo:min-width="9cm"/>
    </style:style>
    <style:style style:name="gr8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4.75cm" fo:min-width="13.4cm"/>
    </style:style>
    <style:style style:name="gr9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4.75cm" fo:min-width="9.9cm"/>
    </style:style>
    <style:style style:name="P1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cm" svg:height="2cm" svg:x="13cm" svg:y="5cm">
          <draw:glue-point draw:id="4" svg:x="5cm" svg:y="-3cm"/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96cm" svg:height="1.27cm" svg:x="13.328cm" svg:y="5.4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1" xml:id="id3" draw:id="id3" draw:layer="layout" svg:width="2cm" svg:height="2cm" svg:x="20cm" svg:y="5cm">
          <draw:glue-point draw:id="4" svg:x="5cm" svg:y="-3cm"/>
          <draw:glue-point draw:id="5" svg:x="5cm" svg:y="3cm"/>
          <draw:glue-point draw:id="6" svg:x="-5cm" svg:y="-3cm"/>
          <text:p text:style-name="P2"><text:span text:style-name="T1">A-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cm" svg:height="2cm" svg:x="9cm" svg:y="5cm">
          <text:p text:style-name="P2"><text:span text:style-name="T1">D-A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cm" svg:y1="6cm" svg:x2="13cm" svg:y2="6cm" draw:start-shape="id1" draw:start-glue-point="1" draw:end-shape="id2" draw:end-glue-point="3" svg:d="M11000 6000h2000" svg:viewBox="0 0 2001 1">
          <text:p/>
        </draw:connector>
        <draw:frame draw:style-name="gr2" draw:text-style-name="P2" draw:layer="layout" svg:width="1.044cm" svg:height="0.595cm" svg:x="11.485cm" svg:y="5.2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1.098cm" svg:height="0.595cm" svg:x="18.385cm" svg:y="5.28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1.17cm" svg:height="0.595cm" svg:x="20.585cm" svg:y="12.8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onnector draw:style-name="gr4" draw:text-style-name="P3" xml:id="id6" draw:id="id6" draw:layer="layout" svg:x1="22cm" svg:y1="6cm" svg:x2="25cm" svg:y2="5.998cm" draw:start-shape="id3" draw:start-glue-point="1" svg:d="M22000 6000h1751v-2h1249" svg:viewBox="0 0 3001 3">
          <text:p/>
        </draw:connector>
        <draw:connector draw:style-name="gr4" draw:text-style-name="P3" draw:layer="layout" svg:x1="18cm" svg:y1="6cm" svg:x2="20cm" svg:y2="6cm" draw:start-shape="id2" draw:start-glue-point="1" draw:end-shape="id3" draw:end-glue-point="3" svg:d="M18000 6000h2000" svg:viewBox="0 0 2001 1">
          <text:p/>
        </draw:connector>
        <draw:frame draw:style-name="gr2" draw:text-style-name="P2" draw:layer="layout" svg:width="1.187cm" svg:height="0.595cm" svg:x="22.485cm" svg:y="5.2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4" draw:text-style-name="P3" xml:id="id4" draw:id="id4" draw:layer="layout" svg:x1="6cm" svg:y1="6.006cm" svg:x2="9cm" svg:y2="6cm" draw:end-shape="id1" draw:end-glue-point="3" svg:d="M6000 6006h1250v-6h1750" svg:viewBox="0 0 3001 7">
          <text:p/>
        </draw:connector>
        <draw:frame draw:style-name="gr2" draw:text-style-name="P2" draw:layer="layout" svg:width="1.133cm" svg:height="0.595cm" svg:x="7.285cm" svg:y="5.28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>
          <draw:glue-point draw:id="4" svg:x="-5cm" svg:y="-2.5cm"/>
          <draw:glue-point draw:id="5" svg:x="-5cm" svg:y="2.5cm"/>
          <draw:line draw:style-name="gr5" draw:text-style-name="P3" draw:layer="layout" svg:x1="21.9cm" svg:y1="12.5cm" svg:x2="21.9cm" svg:y2="12.4cm">
            <text:p/>
          </draw:line>
          <draw:line draw:style-name="gr5" draw:text-style-name="P3" draw:layer="layout" svg:x1="21.9cm" svg:y1="12.8cm" svg:x2="21.9cm" svg:y2="12.7cm">
            <text:p/>
          </draw:line>
          <draw:line draw:style-name="gr5" draw:text-style-name="P3" draw:layer="layout" svg:x1="21.9cm" svg:y1="12.4cm" svg:x2="22.2cm" svg:y2="12.6cm">
            <text:p/>
          </draw:line>
          <draw:line draw:style-name="gr5" draw:text-style-name="P3" draw:layer="layout" svg:x1="21.9cm" svg:y1="12.8cm" svg:x2="22.2cm" svg:y2="12.6cm">
            <text:p/>
          </draw:line>
        </draw:g>
        <draw:line draw:style-name="gr5" draw:text-style-name="P3" draw:layer="layout" svg:x1="21.9cm" svg:y1="12.5cm" svg:x2="20.2cm" svg:y2="12.5cm">
          <text:p/>
        </draw:line>
        <draw:line draw:style-name="gr5" draw:text-style-name="P3" draw:layer="layout" svg:x1="21.9cm" svg:y1="12.7cm" svg:x2="20.2cm" svg:y2="12.7cm">
          <text:p/>
        </draw:line>
        <draw:custom-shape draw:style-name="gr6" draw:text-style-name="P3" draw:layer="layout" svg:width="19.2cm" svg:height="11.2cm" svg:x="5.9cm" svg:y="3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9.5cm" svg:height="2cm" svg:x="10.7cm" svg:y="11cm">
          <draw:glue-point draw:id="4" svg:x="5cm" svg:y="-3cm"/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078cm" svg:height="0.722cm" svg:x="10.928cm" svg:y="11.6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onnector draw:style-name="gr4" draw:text-style-name="P3" draw:layer="layout" svg:x1="7.25cm" svg:y1="6.003cm" svg:x2="10.7cm" svg:y2="12cm" draw:start-shape="id4" draw:start-glue-point="0" draw:end-shape="id5" draw:end-glue-point="3" svg:d="M7250 6003v5997h3450" svg:viewBox="0 0 3451 5998">
          <text:p/>
        </draw:connector>
        <draw:custom-shape draw:style-name="gr8" draw:text-style-name="P1" draw:layer="layout" svg:width="13.9cm" svg:height="5cm" svg:x="8.5cm" svg:y="3.5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2">Processus phys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0.4cm" svg:height="5cm" svg:x="10.2cm" svg:y="9.5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2">Observateur en boucle fermé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3.751cm" svg:y1="5.999cm" svg:x2="20.2cm" svg:y2="11.4cm" draw:start-shape="id6" draw:start-glue-point="0" draw:end-shape="id5" draw:end-glue-point="4" svg:d="M23751 5999v5401h-3551" svg:viewBox="0 0 3552 54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6T09:11:50.923281459</meta:creation-date>
    <dc:date>2021-03-20T07:06:09.504700497</dc:date>
    <meta:editing-duration>PT1H25M32S</meta:editing-duration>
    <meta:editing-cycles>29</meta:editing-cycles>
    <meta:generator>LibreOffice/6.1.5.2$Linux_X86_64 LibreOffice_project/10$Build-2</meta:generator>
    <meta:document-statistic meta:object-count="27"/>
  </office:meta>
</office:document-meta>
</file>

<file path=Object 1/content.xml><?xml version="1.0" encoding="utf-8"?>
<math xmlns="http://www.w3.org/1998/Math/MathML" display="block">
  <semantics>
    <mtable>
      <mtr>
        <mtd>
          <mrow>
            <mover accent="true">
              <mstyle mathvariant="bold">
                <mi>x</mi>
              </mstyle>
              <mo stretchy="false">˙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tyle mathvariant="bold">
                <mi>A</mi>
              </mstyle>
            </mrow>
            <mstyle mathvariant="bold">
              <mi>x</mi>
            </mstyle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tyle mathvariant="bold">
                <mi>b</mi>
              </mstyle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tyle mathvariant="bold">
                <msup>
                  <mi>c</mi>
                  <mi>T</mi>
                </msup>
              </mstyle>
            </mrow>
            <mstyle mathvariant="bold">
              <mi>x</mi>
            </mstyle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dot bold x ( t ) = bold A bold x ( t ) + bold b u( t ) newline
y( t ) = bold c^T bold x ( t )</annotation>
  </semantics>
</math>
</file>

<file path=Object 2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 t )</annotation>
  </semantics>
</math>
</file>

<file path=Object 3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4/content.xml><?xml version="1.0" encoding="utf-8"?>
<math xmlns="http://www.w3.org/1998/Math/MathML" display="block">
  <semantics>
    <mrow>
      <mover accent="true">
        <mstyle mathvariant="bold">
          <mi>x</mi>
        </mstyle>
        <mo stretchy="false">^</mo>
      </mover>
      <mrow>
        <mo fence="true" stretchy="false">(</mo>
        <mrow>
          <mi>k</mi>
        </mrow>
        <mo fence="true" stretchy="false">)</mo>
      </mrow>
    </mrow>
    <annotation encoding="StarMath 5.0">hat bold x( k )</annotation>
  </semantics>
</math>
</file>

<file path=Object 5/content.xml><?xml version="1.0" encoding="utf-8"?>
<math xmlns="http://www.w3.org/1998/Math/MathML" display="block">
  <semantics>
    <mrow>
      <mi>y</mi>
      <mrow>
        <mo fence="true" stretchy="false">(</mo>
        <mrow>
          <mi>k</mi>
        </mrow>
        <mo fence="true" stretchy="false">)</mo>
      </mrow>
    </mrow>
    <annotation encoding="StarMath 5.0">y( k )</annotation>
  </semantics>
</math>
</file>

<file path=Object 7/content.xml><?xml version="1.0" encoding="utf-8"?>
<math xmlns="http://www.w3.org/1998/Math/MathML" display="block">
  <semantics>
    <mrow>
      <mover accent="true">
        <mstyle mathvariant="bold">
          <mi>x</mi>
        </mstyle>
        <mo stretchy="false">^</mo>
      </mover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o stretchy="false">=</mo>
        <mstyle mathvariant="bold">
          <mi>F</mi>
        </mstyle>
      </mrow>
      <mover accent="true">
        <mstyle mathvariant="bold">
          <mi>x</mi>
        </mstyle>
        <mo stretchy="false">^</mo>
      </mover>
      <mrow>
        <mrow>
          <mo fence="true" stretchy="false">(</mo>
          <mrow>
            <mi>k</mi>
          </mrow>
          <mo fence="true" stretchy="false">)</mo>
        </mrow>
        <mo stretchy="false">+</mo>
        <mstyle mathvariant="bold">
          <mi>g</mi>
        </mstyle>
      </mrow>
      <mi>u</mi>
      <mrow>
        <mrow>
          <mo fence="true" stretchy="false">(</mo>
          <mrow>
            <mi>k</mi>
          </mrow>
          <mo fence="true" stretchy="false">)</mo>
        </mrow>
        <mo stretchy="false">+</mo>
        <mstyle mathvariant="bold">
          <mi>K</mi>
        </mstyle>
      </mrow>
      <mrow>
        <mo fence="true" stretchy="true">(</mo>
        <mrow>
          <mrow>
            <mi>y</mi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−</mo>
              <mstyle mathvariant="bold">
                <msup>
                  <mi>c</mi>
                  <mi>T</mi>
                </msup>
              </mstyle>
            </mrow>
            <mover accent="true">
              <mstyle mathvariant="bold">
                <mi>x</mi>
              </mstyle>
              <mo stretchy="false">^</mo>
            </mover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true">)</mo>
      </mrow>
    </mrow>
    <annotation encoding="StarMath 5.0">hat bold x ( k+1 ) = bold F hat bold x ( k ) + bold g u( k ) + bold K left( y(k) - bold c^T hat bold x(k)  right)
</annotation>
  </semantics>
</math>
</file>

<file path=Object 9/content.xml><?xml version="1.0" encoding="utf-8"?>
<math xmlns="http://www.w3.org/1998/Math/MathML" display="block">
  <semantics>
    <mrow>
      <mi>u</mi>
      <mrow>
        <mo fence="true" stretchy="false">(</mo>
        <mrow>
          <mi>k</mi>
        </mrow>
        <mo fence="true" stretchy="false">)</mo>
      </mrow>
    </mrow>
    <annotation encoding="StarMath 5.0">u( k )</annotation>
  </semantics>
</math>
</file>